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13.89mm" svg:y="5.51mm">
            <loext:p draw:notify-on-update-of-ranges="Sheet1.A2:Sheet1.A25 Sheet1.D2:Sheet1.D25 Sheet1.A2:Sheet1.A25 Sheet1.E2:Sheet1.E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4mm" svg:height="90.13mm" svg:x="184.92mm" svg:y="95.91mm">
            <loext:p draw:notify-on-update-of-ranges="Sheet1.A33:Sheet1.A38 Sheet1.D32:Sheet1.D32 Sheet1.D33:Sheet1.D38 Sheet1.A33:Sheet1.A38 Sheet1.E32:Sheet1.E32 Sheet1.E33:Sheet1.E3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13.89mm" svg:y="186.13mm">
            <loext:p draw:notify-on-update-of-ranges="Sheet1.A43:Sheet1.A62 Sheet1.D42:Sheet1.D42 Sheet1.D43:Sheet1.D62 Sheet1.A43:Sheet1.A62 Sheet1.E42:Sheet1.E42 Sheet1.E43:Sheet1.E6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13.89mm" svg:y="317.08mm">
            <loext:p draw:notify-on-update-of-ranges="Sheet1.A72:Sheet1.A121 Sheet1.D71:Sheet1.D71 Sheet1.D72:Sheet1.D121 Sheet1.A72:Sheet1.A121 Sheet1.E71:Sheet1.E71 Sheet1.E72:Sheet1.E12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36.47mm" svg:y="565.44mm">
            <loext:p draw:notify-on-update-of-ranges="Sheet1.B126:Sheet1.B179 Sheet1.E126:Sheet1.E179 Sheet1.B126:Sheet1.B179 Sheet1.F126:Sheet1.F17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159.05mm" svg:y="822.83mm">
            <loext:p draw:notify-on-update-of-ranges="Sheet1.C183:Sheet1.C186 Sheet1.F183:Sheet1.F186 Sheet1.C183:Sheet1.C186 Sheet1.G183:Sheet1.G18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407.41mm" svg:y="1007.96mm">
            <loext:p draw:notify-on-update-of-ranges="Sheet1.O224:Sheet1.O233 Sheet1.Q224:Sheet1.Q233 Sheet1.O224:Sheet1.O233 Sheet1.R224:Sheet1.R23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192.35mm" svg:y="1068.92mm">
            <loext:p draw:notify-on-update-of-ranges="Sheet1.D235:Sheet1.D244 Sheet1.F234:Sheet1.F234 Sheet1.F235:Sheet1.F244 Sheet1.D235:Sheet1.D244 Sheet1.G234:Sheet1.G234 Sheet1.G235:Sheet1.G24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9.99mm" svg:height="89.99mm" svg:x="181.63mm" svg:y="1184.07mm">
            <loext:p draw:notify-on-update-of-ranges="Sheet1.E263:Sheet1.E272 Sheet1.G263:Sheet1.G272 Sheet1.E263:Sheet1.E272 Sheet1.H263:Sheet1.H27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60.11mm" svg:height="90.12mm" svg:x="178.18mm" svg:y="1301.98mm">
            <loext:p draw:notify-on-update-of-ranges="Sheet1.E291:Sheet1.E307 Sheet1.F291:Sheet1.F307 Sheet1.E291:Sheet1.E307 Sheet1.G291:Sheet1.G30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anyons</text:p>
          </table:table-cell>
          <table:table-cell office:value-type="string" calcext:value-type="string">
            <text:p>CorrLen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failure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1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1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table:number-columns-repeated="1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13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office:value-type="string" calcext:value-type="string">
            <text:p>anyons</text:p>
          </table:table-cell>
          <table:table-cell office:value-type="string" calcext:value-type="string">
            <text:p><text:s/>CorrLen</text:p>
          </table:table-cell>
          <table:table-cell office:value-type="string" calcext:value-type="string">
            <text:p><text:s/>exp len</text:p>
          </table:table-cell>
          <table:table-cell office:value-type="string" calcext:value-type="string">
            <text:p><text:s/>q1 failure</text:p>
          </table:table-cell>
          <table:table-cell office:value-type="string" calcext:value-type="string">
            <text:p><text:s/>q2 failure 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38" calcext:value-type="float">
            <text:p>0.38</text:p>
          </table:table-cell>
          <table:table-cell table:number-columns-repeated="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.48" calcext:value-type="float">
            <text:p>0.48</text:p>
          </table:table-cell>
          <table:table-cell table:number-columns-repeated="13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anyons</text:p>
          </table:table-cell>
          <table:table-cell office:value-type="string" calcext:value-type="string">
            <text:p><text:s/>CorrLen</text:p>
          </table:table-cell>
          <table:table-cell office:value-type="string" calcext:value-type="string">
            <text:p><text:s/>exp len</text:p>
          </table:table-cell>
          <table:table-cell office:value-type="string" calcext:value-type="string">
            <text:p><text:s/>q1 failure</text:p>
          </table:table-cell>
          <table:table-cell office:value-type="string" calcext:value-type="string">
            <text:p><text:s/>q2 failure 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43]/(24*24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44]/(24*24)" office:value-type="float" office:value="0.00868055555555556" calcext:value-type="float">
            <text:p>0.008680555555556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formula="of:=[.A45]/(24*24)" office:value-type="float" office:value="0.0173611111111111" calcext:value-type="float">
            <text:p>0.017361111111111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table:formula="of:=[.A46]/(24*24)" office:value-type="float" office:value="0.0260416666666667" calcext:value-type="float">
            <text:p>0.026041666666667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54" calcext:value-type="float">
            <text:p>5.54</text:p>
          </table:table-cell>
          <table:table-cell office:value-type="float" office:value="4.76" calcext:value-type="float">
            <text:p>4.76</text:p>
          </table:table-cell>
          <table:table-cell table:formula="of:=[.A47]/(24*24)" office:value-type="float" office:value="0.0347222222222222" calcext:value-type="float">
            <text:p>0.034722222222222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2" calcext:value-type="float">
            <text:p>19.82</text:p>
          </table:table-cell>
          <table:table-cell office:value-type="float" office:value="19.14" calcext:value-type="float">
            <text:p>19.14</text:p>
          </table:table-cell>
          <table:table-cell table:formula="of:=[.A48]/(24*24)" office:value-type="float" office:value="0.0434027777777778" calcext:value-type="float">
            <text:p>0.043402777777778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.96" calcext:value-type="float">
            <text:p>43.96</text:p>
          </table:table-cell>
          <table:table-cell office:value-type="float" office:value="44.46" calcext:value-type="float">
            <text:p>44.46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.62" calcext:value-type="float">
            <text:p>71.62</text:p>
          </table:table-cell>
          <table:table-cell office:value-type="float" office:value="69.26" calcext:value-type="float">
            <text:p>69.26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12" calcext:value-type="float">
            <text:p>93.12</text:p>
          </table:table-cell>
          <table:table-cell office:value-type="float" office:value="93.4" calcext:value-type="float">
            <text:p>93.4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.22" calcext:value-type="float">
            <text:p>107.22</text:p>
          </table:table-cell>
          <table:table-cell office:value-type="float" office:value="108.3" calcext:value-type="float">
            <text:p>108.3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.26" calcext:value-type="float">
            <text:p>117.26</text:p>
          </table:table-cell>
          <table:table-cell office:value-type="float" office:value="117.9" calcext:value-type="float">
            <text:p>117.9</text:p>
          </table:table-cell>
          <table:table-cell table:number-columns-repeated="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.8" calcext:value-type="float">
            <text:p>120.8</text:p>
          </table:table-cell>
          <table:table-cell office:value-type="float" office:value="119.46" calcext:value-type="float">
            <text:p>119.46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.32" calcext:value-type="float">
            <text:p>124.32</text:p>
          </table:table-cell>
          <table:table-cell office:value-type="float" office:value="124.98" calcext:value-type="float">
            <text:p>124.98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24.18" calcext:value-type="float">
            <text:p>124.18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24.06" calcext:value-type="float">
            <text:p>124.06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.02" calcext:value-type="float">
            <text:p>124.02</text:p>
          </table:table-cell>
          <table:table-cell office:value-type="float" office:value="126.44" calcext:value-type="float">
            <text:p>126.44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.04" calcext:value-type="float">
            <text:p>127.04</text:p>
          </table:table-cell>
          <table:table-cell office:value-type="float" office:value="125.88" calcext:value-type="float">
            <text:p>125.88</text:p>
          </table:table-cell>
          <table:table-cell table:number-columns-repeated="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.78" calcext:value-type="float">
            <text:p>126.78</text:p>
          </table:table-cell>
          <table:table-cell office:value-type="float" office:value="124.68" calcext:value-type="float">
            <text:p>124.68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.16" calcext:value-type="float">
            <text:p>126.16</text:p>
          </table:table-cell>
          <table:table-cell office:value-type="float" office:value="123.24" calcext:value-type="float">
            <text:p>123.24</text:p>
          </table:table-cell>
          <table:table-cell table:number-columns-repeated="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.14" calcext:value-type="float">
            <text:p>126.14</text:p>
          </table:table-cell>
          <table:table-cell office:value-type="float" office:value="124.58" calcext:value-type="float">
            <text:p>124.58</text:p>
          </table:table-cell>
          <table:table-cell table:number-columns-repeated="13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office:value-type="string" calcext:value-type="string">
            <text:p>anyons</text:p>
          </table:table-cell>
          <table:table-cell office:value-type="string" calcext:value-type="string">
            <text:p><text:s/>CorrLen</text:p>
          </table:table-cell>
          <table:table-cell office:value-type="string" calcext:value-type="string">
            <text:p><text:s/>exp len</text:p>
          </table:table-cell>
          <table:table-cell office:value-type="string" calcext:value-type="string">
            <text:p><text:s/>q1 failure</text:p>
          </table:table-cell>
          <table:table-cell office:value-type="string" calcext:value-type="string">
            <text:p><text:s/>q2 failure </text:p>
          </table:table-cell>
          <table:table-cell table:number-columns-repeated="1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2" calcext:value-type="float">
            <text:p>0.12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2.12" calcext:value-type="float">
            <text:p>2.12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8" calcext:value-type="float">
            <text:p>6.88</text:p>
          </table:table-cell>
          <table:table-cell office:value-type="float" office:value="6.52" calcext:value-type="float">
            <text:p>6.52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4.24" calcext:value-type="float">
            <text:p>14.24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8" calcext:value-type="float">
            <text:p>25.68</text:p>
          </table:table-cell>
          <table:table-cell office:value-type="float" office:value="25.76" calcext:value-type="float">
            <text:p>25.76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2" calcext:value-type="float">
            <text:p>40.12</text:p>
          </table:table-cell>
          <table:table-cell office:value-type="float" office:value="40.96" calcext:value-type="float">
            <text:p>40.96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88" calcext:value-type="float">
            <text:p>55.88</text:p>
          </table:table-cell>
          <table:table-cell office:value-type="float" office:value="59.16" calcext:value-type="float">
            <text:p>59.16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08" calcext:value-type="float">
            <text:p>71.08</text:p>
          </table:table-cell>
          <table:table-cell office:value-type="float" office:value="72.28" calcext:value-type="float">
            <text:p>72.28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2" calcext:value-type="float">
            <text:p>87.2</text:p>
          </table:table-cell>
          <table:table-cell office:value-type="float" office:value="86.56" calcext:value-type="float">
            <text:p>86.56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16" calcext:value-type="float">
            <text:p>97.16</text:p>
          </table:table-cell>
          <table:table-cell office:value-type="float" office:value="96.44" calcext:value-type="float">
            <text:p>96.44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44" calcext:value-type="float">
            <text:p>108.44</text:p>
          </table:table-cell>
          <table:table-cell office:value-type="float" office:value="102.96" calcext:value-type="float">
            <text:p>102.96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88" calcext:value-type="float">
            <text:p>108.88</text:p>
          </table:table-cell>
          <table:table-cell office:value-type="float" office:value="110.64" calcext:value-type="float">
            <text:p>110.64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.32" calcext:value-type="float">
            <text:p>117.32</text:p>
          </table:table-cell>
          <table:table-cell office:value-type="float" office:value="116.24" calcext:value-type="float">
            <text:p>116.24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.88" calcext:value-type="float">
            <text:p>115.88</text:p>
          </table:table-cell>
          <table:table-cell office:value-type="float" office:value="118.4" calcext:value-type="float">
            <text:p>118.4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6" calcext:value-type="float">
            <text:p>121.6</text:p>
          </table:table-cell>
          <table:table-cell office:value-type="float" office:value="120.32" calcext:value-type="float">
            <text:p>120.32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24" calcext:value-type="float">
            <text:p>121.24</text:p>
          </table:table-cell>
          <table:table-cell office:value-type="float" office:value="126.04" calcext:value-type="float">
            <text:p>126.04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48" calcext:value-type="float">
            <text:p>122.48</text:p>
          </table:table-cell>
          <table:table-cell office:value-type="float" office:value="125.16" calcext:value-type="float">
            <text:p>125.16</text:p>
          </table:table-cell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76" calcext:value-type="float">
            <text:p>122.76</text:p>
          </table:table-cell>
          <table:table-cell office:value-type="float" office:value="123.2" calcext:value-type="float">
            <text:p>123.2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16" calcext:value-type="float">
            <text:p>121.16</text:p>
          </table:table-cell>
          <table:table-cell office:value-type="float" office:value="124.68" calcext:value-type="float">
            <text:p>124.68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88" calcext:value-type="float">
            <text:p>124.88</text:p>
          </table:table-cell>
          <table:table-cell office:value-type="float" office:value="124.56" calcext:value-type="float">
            <text:p>124.56</text:p>
          </table:table-cell>
          <table:table-cell table:number-columns-repeated="1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.16" calcext:value-type="float">
            <text:p>125.16</text:p>
          </table:table-cell>
          <table:table-cell office:value-type="float" office:value="122.76" calcext:value-type="float">
            <text:p>122.76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.2" calcext:value-type="float">
            <text:p>125.2</text:p>
          </table:table-cell>
          <table:table-cell office:value-type="float" office:value="124.12" calcext:value-type="float">
            <text:p>124.12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08" calcext:value-type="float">
            <text:p>124.08</text:p>
          </table:table-cell>
          <table:table-cell office:value-type="float" office:value="122.16" calcext:value-type="float">
            <text:p>122.16</text:p>
          </table:table-cell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72" calcext:value-type="float">
            <text:p>124.72</text:p>
          </table:table-cell>
          <table:table-cell office:value-type="float" office:value="128.88" calcext:value-type="float">
            <text:p>128.88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.52" calcext:value-type="float">
            <text:p>128.52</text:p>
          </table:table-cell>
          <table:table-cell office:value-type="float" office:value="127.36" calcext:value-type="float">
            <text:p>127.36</text:p>
          </table:table-cell>
          <table:table-cell table:number-columns-repeated="1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27.48" calcext:value-type="float">
            <text:p>127.48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3.92" calcext:value-type="float">
            <text:p>123.92</text:p>
          </table:table-cell>
          <table:table-cell table:number-columns-repeated="1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26.76" calcext:value-type="float">
            <text:p>126.76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.6" calcext:value-type="float">
            <text:p>125.6</text:p>
          </table:table-cell>
          <table:table-cell office:value-type="float" office:value="125.88" calcext:value-type="float">
            <text:p>125.88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64" calcext:value-type="float">
            <text:p>124.64</text:p>
          </table:table-cell>
          <table:table-cell office:value-type="float" office:value="126.72" calcext:value-type="float">
            <text:p>126.72</text:p>
          </table:table-cell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.2" calcext:value-type="float">
            <text:p>126.2</text:p>
          </table:table-cell>
          <table:table-cell office:value-type="float" office:value="124.56" calcext:value-type="float">
            <text:p>124.56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.92" calcext:value-type="float">
            <text:p>126.92</text:p>
          </table:table-cell>
          <table:table-cell office:value-type="float" office:value="125.76" calcext:value-type="float">
            <text:p>125.76</text:p>
          </table:table-cell>
          <table:table-cell table:number-columns-repeated="1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.76" calcext:value-type="float">
            <text:p>126.76</text:p>
          </table:table-cell>
          <table:table-cell office:value-type="float" office:value="126.28" calcext:value-type="float">
            <text:p>126.28</text:p>
          </table:table-cell>
          <table:table-cell table:number-columns-repeated="1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96" calcext:value-type="float">
            <text:p>124.96</text:p>
          </table:table-cell>
          <table:table-cell office:value-type="float" office:value="124.48" calcext:value-type="float">
            <text:p>124.48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.24" calcext:value-type="float">
            <text:p>129.24</text:p>
          </table:table-cell>
          <table:table-cell office:value-type="float" office:value="124.96" calcext:value-type="float">
            <text:p>124.96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.12" calcext:value-type="float">
            <text:p>123.12</text:p>
          </table:table-cell>
          <table:table-cell office:value-type="float" office:value="125.68" calcext:value-type="float">
            <text:p>125.68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.68" calcext:value-type="float">
            <text:p>123.68</text:p>
          </table:table-cell>
          <table:table-cell office:value-type="float" office:value="128.36" calcext:value-type="float">
            <text:p>128.36</text:p>
          </table:table-cell>
          <table:table-cell table:number-columns-repeated="1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.16" calcext:value-type="float">
            <text:p>127.16</text:p>
          </table:table-cell>
          <table:table-cell office:value-type="float" office:value="123.64" calcext:value-type="float">
            <text:p>123.64</text:p>
          </table:table-cell>
          <table:table-cell table:number-columns-repeated="1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.32" calcext:value-type="float">
            <text:p>126.32</text:p>
          </table:table-cell>
          <table:table-cell office:value-type="float" office:value="125.12" calcext:value-type="float">
            <text:p>125.12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.12" calcext:value-type="float">
            <text:p>125.12</text:p>
          </table:table-cell>
          <table:table-cell office:value-type="float" office:value="126.04" calcext:value-type="float">
            <text:p>126.04</text:p>
          </table:table-cell>
          <table:table-cell table:number-columns-repeated="1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.44" calcext:value-type="float">
            <text:p>127.44</text:p>
          </table:table-cell>
          <table:table-cell office:value-type="float" office:value="125.04" calcext:value-type="float">
            <text:p>125.04</text:p>
          </table:table-cell>
          <table:table-cell table:number-columns-repeated="1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.44" calcext:value-type="float">
            <text:p>123.44</text:p>
          </table:table-cell>
          <table:table-cell office:value-type="float" office:value="124.52" calcext:value-type="float">
            <text:p>124.52</text:p>
          </table:table-cell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.16" calcext:value-type="float">
            <text:p>127.16</text:p>
          </table:table-cell>
          <table:table-cell office:value-type="float" office:value="124.96" calcext:value-type="float">
            <text:p>124.96</text:p>
          </table:table-cell>
          <table:table-cell table:number-columns-repeated="1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08" calcext:value-type="float">
            <text:p>124.08</text:p>
          </table:table-cell>
          <table:table-cell office:value-type="float" office:value="124.24" calcext:value-type="float">
            <text:p>124.24</text:p>
          </table:table-cell>
          <table:table-cell table:number-columns-repeated="13"/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office:value-type="string" calcext:value-type="string">
            <text:p>anyons</text:p>
          </table:table-cell>
          <table:table-cell office:value-type="string" calcext:value-type="string">
            <text:p><text:s/>CorrLen</text:p>
          </table:table-cell>
          <table:table-cell office:value-type="string" calcext:value-type="string">
            <text:p><text:s/>exp len</text:p>
          </table:table-cell>
          <table:table-cell office:value-type="string" calcext:value-type="string">
            <text:p><text:s/>q1 failure</text:p>
          </table:table-cell>
          <table:table-cell office:value-type="string" calcext:value-type="string">
            <text:p><text:s/>q2 failure </text:p>
          </table:table-cell>
          <table:table-cell table:number-columns-repeated="12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19" calcext:value-type="float">
            <text:p>0.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34" calcext:value-type="float">
            <text:p>0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42" calcext:value-type="float">
            <text:p>0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57" calcext:value-type="float">
            <text:p>0.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.57" calcext:value-type="float">
            <text:p>0.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.58" calcext:value-type="float">
            <text:p>0.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1" calcext:value-type="float">
            <text:p>0.241</text:p>
          </table:table-cell>
          <table:table-cell office:value-type="float" office:value="0.258" calcext:value-type="float">
            <text:p>0.25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9" calcext:value-type="float">
            <text:p>0.289</text:p>
          </table:table-cell>
          <table:table-cell office:value-type="float" office:value="0.273" calcext:value-type="float">
            <text:p>0.27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2" calcext:value-type="float">
            <text:p>0.282</text:p>
          </table:table-cell>
          <table:table-cell office:value-type="float" office:value="0.269" calcext:value-type="float">
            <text:p>0.26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6" calcext:value-type="float">
            <text:p>0.276</text:p>
          </table:table-cell>
          <table:table-cell table:number-columns-repeated="11"/>
        </table:table-row>
        <table:table-row table:style-name="ro1" table:number-rows-repeated="32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[25.0, 32, 0, 0.244, 0.252]</text:p>
          </table:table-cell>
          <table:table-cell table:number-columns-repeated="4"/>
          <table:table-cell table:formula="of:=40*250"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errors</text:p>
          </table:table-cell>
          <table:table-cell office:value-type="string" calcext:value-type="string">
            <text:p>N = 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4589" calcext:value-type="float">
            <text:p>0.4589</text:p>
          </table:table-cell>
          <table:table-cell table:formula="of:=1.96*SQRT((1/[.$I$220])*[.F221]*(1-[.F221]))" office:value-type="float" office:value="0.00976683536701628" calcext:value-type="float">
            <text:p>0.009766835367016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0.4436" calcext:value-type="float">
            <text:p>0.4436</text:p>
          </table:table-cell>
          <table:table-cell table:formula="of:=1.96*SQRT((1/[.$I$220])*[.F222]*(1-[.F222]))" office:value-type="float" office:value="0.00973745358943497" calcext:value-type="float">
            <text:p>0.009737453589435</text:p>
          </table:table-cell>
          <table:table-cell table:number-columns-repeated="11"/>
        </table:table-row>
        <table:table-row table:style-name="ro1">
          <table:table-cell table:number-columns-repeated="5"/>
          <table:table-cell table:formula="of:=[.F222]-[.F221]" office:value-type="float" office:value="-0.0153" calcext:value-type="float">
            <text:p>-0.0153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yons</text:p>
          </table:table-cell>
          <table:table-cell office:value-type="string" calcext:value-type="string">
            <text:p><text:s/>CorrLen</text:p>
          </table:table-cell>
          <table:table-cell office:value-type="string" calcext:value-type="string">
            <text:p><text:s/>exp len</text:p>
          </table:table-cell>
          <table:table-cell office:value-type="string" calcext:value-type="string">
            <text:p><text:s/>q1 failure</text:p>
          </table:table-cell>
          <table:table-cell office:value-type="string" calcext:value-type="string">
            <text:p><text:s/>q2 failure </text:p>
          </table:table-cell>
          <table:table-cell table:number-columns-repeated="6"/>
          <table:table-cell office:value-type="float" office:value="66.66" calcext:value-type="float">
            <text:p>66.6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4589" calcext:value-type="float">
            <text:p>0.4589</text:p>
          </table:table-cell>
          <table:table-cell office:value-type="float" office:value="0.4436" calcext:value-type="float">
            <text:p>0.4436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table:number-columns-repeated="13"/>
          <table:table-cell office:value-type="float" office:value="33.33" calcext:value-type="float">
            <text:p>33.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8" calcext:value-type="float">
            <text:p>0.008</text:p>
          </table:table-cell>
        </table:table-row>
        <table:table-row table:style-name="ro1">
          <table:table-cell table:number-columns-repeated="13"/>
          <table:table-cell office:value-type="float" office:value="28.57" calcext:value-type="float">
            <text:p>28.5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table:number-columns-repeated="13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table:number-columns-repeated="13"/>
          <table:table-cell office:value-type="float" office:value="22.22" calcext:value-type="float">
            <text:p>22.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number-columns-repeated="13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yons</text:p>
          </table:table-cell>
          <table:table-cell office:value-type="string" calcext:value-type="string">
            <text:p><text:s/>CorrLen</text:p>
          </table:table-cell>
          <table:table-cell office:value-type="string" calcext:value-type="string">
            <text:p><text:s/>exp len</text:p>
          </table:table-cell>
          <table:table-cell office:value-type="string" calcext:value-type="string">
            <text:p><text:s/>q1 failure</text:p>
          </table:table-cell>
          <table:table-cell office:value-type="string" calcext:value-type="string">
            <text:p><text:s/>q2 failure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6.66" calcext:value-type="float">
            <text:p>66.6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33333333333" calcext:value-type="float">
            <text:p>0.0233333333333</text:p>
          </table:table-cell>
          <table:table-cell office:value-type="float" office:value="0.00333333333333" calcext:value-type="float">
            <text:p>0.0033333333333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0566666666667" calcext:value-type="float">
            <text:p>0.056666666666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63333333333" calcext:value-type="float">
            <text:p>0.263333333333</text:p>
          </table:table-cell>
          <table:table-cell office:value-type="float" office:value="0.09" calcext:value-type="float">
            <text:p>0.0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3.33" calcext:value-type="float">
            <text:p>33.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356666666667" calcext:value-type="float">
            <text:p>0.356666666667</text:p>
          </table:table-cell>
          <table:table-cell office:value-type="float" office:value="0.143333333333" calcext:value-type="float">
            <text:p>0.14333333333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8.57" calcext:value-type="float">
            <text:p>28.5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0.196666666667" calcext:value-type="float">
            <text:p>0.19666666666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446666666667" calcext:value-type="float">
            <text:p>0.446666666667</text:p>
          </table:table-cell>
          <table:table-cell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2.22" calcext:value-type="float">
            <text:p>22.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.333333333333" calcext:value-type="float">
            <text:p>0.333333333333</text:p>
          </table:table-cell>
          <table:table-cell table:number-columns-repeated="11"/>
        </table:table-row>
        <table:table-row table:style-name="ro1" table:number-rows-repeated="17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anyons</text:p>
          </table:table-cell>
          <table:table-cell office:value-type="string" calcext:value-type="string">
            <text:p><text:s/>CorrLen</text:p>
          </table:table-cell>
          <table:table-cell office:value-type="string" calcext:value-type="string">
            <text:p><text:s/>exp len</text:p>
          </table:table-cell>
          <table:table-cell office:value-type="string" calcext:value-type="string">
            <text:p><text:s/>q1 failure</text:p>
          </table:table-cell>
          <table:table-cell office:value-type="string" calcext:value-type="string">
            <text:p><text:s/>q2 failur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2" calcext:value-type="float">
            <text:p>0.02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6" calcext:value-type="float">
            <text:p>0.0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6.66" calcext:value-type="float">
            <text:p>66.6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" calcext:value-type="float">
            <text:p>0.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31" calcext:value-type="float">
            <text:p>0.0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3.33" calcext:value-type="float">
            <text:p>33.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7" calcext:value-type="float">
            <text:p>0.04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8.57" calcext:value-type="float">
            <text:p>28.5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3" calcext:value-type="float">
            <text:p>0.05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2" calcext:value-type="float">
            <text:p>0.0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2.22" calcext:value-type="float">
            <text:p>22.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67" calcext:value-type="float">
            <text:p>0.067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48" calcext:value-type="float">
            <text:p>0.048</text:p>
          </table:table-cell>
          <table:table-cell table:number-columns-repeated="10"/>
        </table:table-row>
        <table:table-row table:style-name="ro1" table:number-rows-repeated="18">
          <table:table-cell table:number-columns-repeated="18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54" calcext:value-type="float">
            <text:p>0.05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052" calcext:value-type="float">
            <text:p>0.05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2" calcext:value-type="float">
            <text:p>0.04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6" calcext:value-type="float">
            <text:p>0.04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8" calcext:value-type="float">
            <text:p>0.04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58" calcext:value-type="float">
            <text:p>0.05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52" calcext:value-type="float">
            <text:p>0.05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" calcext:value-type="float">
            <text:p>0.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8" calcext:value-type="float">
            <text:p>0.03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7" calcext:value-type="float">
            <text:p>0.0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2" calcext:value-type="float">
            <text:p>0.07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8" calcext:value-type="float">
            <text:p>0.07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068" calcext:value-type="float">
            <text:p>0.06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0.06" calcext:value-type="float">
            <text:p>0.06</text:p>
          </table:table-cell>
          <table:table-cell office:value-type="float" office:value="0.072" calcext:value-type="float">
            <text:p>0.07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64" calcext:value-type="float">
            <text:p>0.06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/00/0000</text:date>, <text:time style:data-style-name="N2" text:time-value="08:39:34.4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0:07:53.319000000</meta:creation-date>
    <meta:editing-duration>PT14H16M56S</meta:editing-duration>
    <meta:editing-cycles>2</meta:editing-cycles>
    <meta:generator>LibreOffice/5.3.4.2$Windows_X86_64 LibreOffice_project/f82d347ccc0be322489bf7da61d7e4ad13fe2ff3</meta:generator>
    <dc:date>2017-10-15T23:06:35.076000000</dc:date>
    <meta:document-statistic meta:table-count="1" meta:cell-count="1082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04cm" svg:y="3.96cm" style:legend-expansion="high" chart:style-name="ch2"/>
        <chart:plot-area chart:style-name="ch3" table:cell-range-address="Sheet1.A2:Sheet1.A25 Sheet1.D2:Sheet1.E25" svg:x="0.32cm" svg:y="0.18cm" svg:width="12.464cm" svg:height="8.64cm">
          <chartooo:coordinate-region svg:x="1.065cm" svg:y="0.375cm" svg:width="11.426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5" chart:class="chart:scatter">
            <chart:domain table:cell-range-address="Sheet1.A2:Sheet1.A25"/>
            <chart:data-point chart:repeated="24"/>
          </chart:series>
          <chart:series chart:style-name="ch7" chart:values-cell-range-address="Sheet1.E2:Sheet1.E25" chart:class="chart:scatte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">
                <text:p>57</text:p>
                <draw:g>
                  <svg:desc>Sheet1.A2:Sheet1.A25</svg:desc>
                </draw:g>
              </table:table-cell>
              <table:table-cell office:value-type="float" office:value="0.3">
                <text:p>0.3</text:p>
                <draw:g>
                  <svg:desc>Sheet1.D2:Sheet1.D25</svg:desc>
                </draw:g>
              </table:table-cell>
              <table:table-cell office:value-type="float" office:value="0.3">
                <text:p>0.3</text:p>
                <draw:g>
                  <svg:desc>Sheet1.E2:Sheet1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">
                <text:p>77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">
                <text:p>87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">
                <text:p>9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">
                <text:p>107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7">
                <text:p>11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7">
                <text:p>127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7">
                <text:p>137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7">
                <text:p>14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7">
                <text:p>167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7">
                <text:p>177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7">
                <text:p>187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7">
                <text:p>197</text:p>
              </table:table-cell>
              <table:table-cell office:value-type="float" office:value="0.7">
                <text:p>0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7">
                <text:p>20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7">
                <text:p>2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7">
                <text:p>227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7">
                <text:p>23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7">
                <text:p>247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7">
                <text:p>25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7">
                <text:p>267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7">
                <text:p>277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7">
                <text:p>287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2cm" svg:height="9.013cm" xlink:href=".." xlink:type="simple" chart:class="chart:scatter" chart:style-name="ch1">
        <chart:legend chart:legend-position="end" svg:x="13.08cm" svg:y="3.966cm" style:legend-expansion="high" chart:style-name="ch2"/>
        <chart:plot-area chart:style-name="ch3" table:cell-range-address="Sheet1.E291:Sheet1.G307" svg:x="0.32cm" svg:y="0.18cm" svg:width="12.44cm" svg:height="8.653cm">
          <chartooo:coordinate-region svg:x="1.259cm" svg:y="0.376cm" svg:width="11.306cm" svg:height="7.8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91:Sheet1.F307" chart:class="chart:scatter">
            <chart:domain table:cell-range-address="Sheet1.E291:Sheet1.E307"/>
            <chart:data-point chart:repeated="17"/>
          </chart:series>
          <chart:series chart:style-name="ch7" chart:values-cell-range-address="Sheet1.G291:Sheet1.G307" chart:class="chart:scatte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291:Sheet1.E307</svg:desc>
                </draw:g>
              </table:table-cell>
              <table:table-cell office:value-type="float" office:value="0.06">
                <text:p>0.06</text:p>
                <draw:g>
                  <svg:desc>Sheet1.F291:Sheet1.F307</svg:desc>
                </draw:g>
              </table:table-cell>
              <table:table-cell office:value-type="float" office:value="0.054">
                <text:p>0.054</text:p>
                <draw:g>
                  <svg:desc>Sheet1.G291:Sheet1.G3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6">
                <text:p>0.06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58">
                <text:p>0.058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54">
                <text:p>0.054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44">
                <text:p>0.044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62">
                <text:p>0.06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58">
                <text:p>0.058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36">
                <text:p>0.036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46">
                <text:p>0.04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52">
                <text:p>0.052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62">
                <text:p>0.06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74">
                <text:p>0.074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74">
                <text:p>0.074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5">
                <text:p>0.05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6">
                <text:p>0.06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86">
                <text:p>0.086</text:p>
              </table:table-cell>
              <table:table-cell office:value-type="float" office:value="0.064">
                <text:p>0.06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5cm" svg:height="9.014cm" xlink:href=".." xlink:type="simple" chart:class="chart:scatter" chart:style-name="ch1">
        <chart:legend chart:legend-position="end" svg:x="12.983cm" svg:y="3.967cm" style:legend-expansion="high" chart:style-name="ch2"/>
        <chart:plot-area chart:style-name="ch3" table:cell-range-address="Sheet1.A33:Sheet1.A38 Sheet1.D32:Sheet1.E38" chart:data-source-has-labels="row" svg:x="0.319cm" svg:y="0.18cm" svg:width="12.345cm" svg:height="8.654cm">
          <chartooo:coordinate-region svg:x="1.064cm" svg:y="0.376cm" svg:width="11.404cm" svg:height="7.8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3:Sheet1.D38" chart:label-cell-address="Sheet1.D32:Sheet1.D32" chart:class="chart:scatter">
            <chart:domain table:cell-range-address="Sheet1.A33:Sheet1.A38"/>
            <chart:data-point chart:repeated="6"/>
          </chart:series>
          <chart:series chart:style-name="ch7" chart:values-cell-range-address="Sheet1.E33:Sheet1.E38" chart:label-cell-address="Sheet1.E32:Sheet1.E32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q1 failure</text:p>
                <draw:g>
                  <svg:desc>Sheet1.D32:Sheet1.D32</svg:desc>
                </draw:g>
              </table:table-cell>
              <table:table-cell office:value-type="string">
                <text:p> q2 failure </text:p>
                <draw:g>
                  <svg:desc>Sheet1.E32:Sheet1.E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">
                <text:p>28</text:p>
                <draw:g>
                  <svg:desc>Sheet1.A33:Sheet1.A38</svg:desc>
                </draw:g>
              </table:table-cell>
              <table:table-cell office:value-type="float" office:value="0">
                <text:p>0</text:p>
                <draw:g>
                  <svg:desc>Sheet1.D33:Sheet1.D38</svg:desc>
                </draw:g>
              </table:table-cell>
              <table:table-cell office:value-type="float" office:value="0">
                <text:p>0</text:p>
                <draw:g>
                  <svg:desc>Sheet1.E33:Sheet1.E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">
                <text:p>58</text:p>
              </table:table-cell>
              <table:table-cell office:value-type="float" office:value="0.11">
                <text:p>0.1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">
                <text:p>68</text:p>
              </table:table-cell>
              <table:table-cell office:value-type="float" office:value="0.34">
                <text:p>0.3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0.38">
                <text:p>0.38</text:p>
              </table:table-cell>
              <table:table-cell office:value-type="float" office:value="0.48">
                <text:p>0.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8cm" svg:y="3.96cm" style:legend-expansion="high" chart:style-name="ch2"/>
        <chart:plot-area chart:style-name="ch3" table:cell-range-address="Sheet1.A43:Sheet1.A62 Sheet1.D42:Sheet1.E62" chart:data-source-has-labels="row" svg:x="0.32cm" svg:y="0.18cm" svg:width="12.358cm" svg:height="8.64cm">
          <chartooo:coordinate-region svg:x="0.959cm" svg:y="0.375cm" svg:width="11.232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43:Sheet1.D62" chart:label-cell-address="Sheet1.D42:Sheet1.D42" chart:class="chart:scatter">
            <chart:domain table:cell-range-address="Sheet1.A43:Sheet1.A62"/>
            <chart:data-point chart:repeated="20"/>
          </chart:series>
          <chart:series chart:style-name="ch7" chart:values-cell-range-address="Sheet1.E43:Sheet1.E62" chart:label-cell-address="Sheet1.E42:Sheet1.E42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q1 failure</text:p>
                <draw:g>
                  <svg:desc>Sheet1.D42:Sheet1.D42</svg:desc>
                </draw:g>
              </table:table-cell>
              <table:table-cell office:value-type="string">
                <text:p> q2 failure </text:p>
                <draw:g>
                  <svg:desc>Sheet1.E42:Sheet1.E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3:Sheet1.A62</svg:desc>
                </draw:g>
              </table:table-cell>
              <table:table-cell office:value-type="float" office:value="0">
                <text:p>0</text:p>
                <draw:g>
                  <svg:desc>Sheet1.D43:Sheet1.D62</svg:desc>
                </draw:g>
              </table:table-cell>
              <table:table-cell office:value-type="float" office:value="0">
                <text:p>0</text:p>
                <draw:g>
                  <svg:desc>Sheet1.E43:Sheet1.E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56">
                <text:p>0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.54">
                <text:p>5.54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9.82">
                <text:p>19.82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3.96">
                <text:p>43.96</text:p>
              </table:table-cell>
              <table:table-cell office:value-type="float" office:value="44.46">
                <text:p>44.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1.62">
                <text:p>71.62</text:p>
              </table:table-cell>
              <table:table-cell office:value-type="float" office:value="69.26">
                <text:p>69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93.12">
                <text:p>93.12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07.22">
                <text:p>107.22</text:p>
              </table:table-cell>
              <table:table-cell office:value-type="float" office:value="108.3">
                <text:p>108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17.26">
                <text:p>117.26</text:p>
              </table:table-cell>
              <table:table-cell office:value-type="float" office:value="117.9">
                <text:p>117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0.8">
                <text:p>120.8</text:p>
              </table:table-cell>
              <table:table-cell office:value-type="float" office:value="119.46">
                <text:p>119.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24.32">
                <text:p>124.32</text:p>
              </table:table-cell>
              <table:table-cell office:value-type="float" office:value="124.98">
                <text:p>124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25">
                <text:p>125</text:p>
              </table:table-cell>
              <table:table-cell office:value-type="float" office:value="124.18">
                <text:p>124.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4">
                <text:p>124</text:p>
              </table:table-cell>
              <table:table-cell office:value-type="float" office:value="124.06">
                <text:p>124.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24.02">
                <text:p>124.02</text:p>
              </table:table-cell>
              <table:table-cell office:value-type="float" office:value="126.44">
                <text:p>126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27.04">
                <text:p>127.04</text:p>
              </table:table-cell>
              <table:table-cell office:value-type="float" office:value="125.88">
                <text:p>125.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26.78">
                <text:p>126.78</text:p>
              </table:table-cell>
              <table:table-cell office:value-type="float" office:value="124.68">
                <text:p>124.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26.16">
                <text:p>126.16</text:p>
              </table:table-cell>
              <table:table-cell office:value-type="float" office:value="123.24">
                <text:p>123.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26.14">
                <text:p>126.14</text:p>
              </table:table-cell>
              <table:table-cell office:value-type="float" office:value="124.58">
                <text:p>124.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8cm" svg:y="3.96cm" style:legend-expansion="high" chart:style-name="ch2"/>
        <chart:plot-area chart:style-name="ch3" table:cell-range-address="Sheet1.A72:Sheet1.A121 Sheet1.D71:Sheet1.E121" chart:data-source-has-labels="row" svg:x="0.32cm" svg:y="0.18cm" svg:width="12.358cm" svg:height="8.64cm">
          <chartooo:coordinate-region svg:x="0.959cm" svg:y="0.375cm" svg:width="11.233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72:Sheet1.D121" chart:label-cell-address="Sheet1.D71:Sheet1.D71" chart:class="chart:scatter">
            <chart:domain table:cell-range-address="Sheet1.A72:Sheet1.A121"/>
            <chart:data-point chart:repeated="50"/>
          </chart:series>
          <chart:series chart:style-name="ch7" chart:values-cell-range-address="Sheet1.E72:Sheet1.E121" chart:label-cell-address="Sheet1.E71:Sheet1.E71" chart:class="chart:scatter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q1 failure</text:p>
                <draw:g>
                  <svg:desc>Sheet1.D71:Sheet1.D71</svg:desc>
                </draw:g>
              </table:table-cell>
              <table:table-cell office:value-type="string">
                <text:p> q2 failure </text:p>
                <draw:g>
                  <svg:desc>Sheet1.E71:Sheet1.E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72:Sheet1.A121</svg:desc>
                </draw:g>
              </table:table-cell>
              <table:table-cell office:value-type="float" office:value="0">
                <text:p>0</text:p>
                <draw:g>
                  <svg:desc>Sheet1.D72:Sheet1.D121</svg:desc>
                </draw:g>
              </table:table-cell>
              <table:table-cell office:value-type="float" office:value="0">
                <text:p>0</text:p>
                <draw:g>
                  <svg:desc>Sheet1.E72:Sheet1.E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.64">
                <text:p>2.64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6.88">
                <text:p>6.88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.24">
                <text:p>14.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5.68">
                <text:p>25.68</text:p>
              </table:table-cell>
              <table:table-cell office:value-type="float" office:value="25.76">
                <text:p>25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40.12">
                <text:p>40.12</text:p>
              </table:table-cell>
              <table:table-cell office:value-type="float" office:value="40.96">
                <text:p>40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55.88">
                <text:p>55.88</text:p>
              </table:table-cell>
              <table:table-cell office:value-type="float" office:value="59.16">
                <text:p>59.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71.08">
                <text:p>71.08</text:p>
              </table:table-cell>
              <table:table-cell office:value-type="float" office:value="72.28">
                <text:p>72.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87.2">
                <text:p>87.2</text:p>
              </table:table-cell>
              <table:table-cell office:value-type="float" office:value="86.56">
                <text:p>86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97.16">
                <text:p>97.16</text:p>
              </table:table-cell>
              <table:table-cell office:value-type="float" office:value="96.44">
                <text:p>96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08.44">
                <text:p>108.44</text:p>
              </table:table-cell>
              <table:table-cell office:value-type="float" office:value="102.96">
                <text:p>102.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108.88">
                <text:p>108.88</text:p>
              </table:table-cell>
              <table:table-cell office:value-type="float" office:value="110.64">
                <text:p>110.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117.32">
                <text:p>117.32</text:p>
              </table:table-cell>
              <table:table-cell office:value-type="float" office:value="116.24">
                <text:p>116.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115.88">
                <text:p>115.88</text:p>
              </table:table-cell>
              <table:table-cell office:value-type="float" office:value="118.4">
                <text:p>11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121.6">
                <text:p>121.6</text:p>
              </table:table-cell>
              <table:table-cell office:value-type="float" office:value="120.32">
                <text:p>120.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121.24">
                <text:p>121.24</text:p>
              </table:table-cell>
              <table:table-cell office:value-type="float" office:value="126.04">
                <text:p>126.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122.48">
                <text:p>122.48</text:p>
              </table:table-cell>
              <table:table-cell office:value-type="float" office:value="125.16">
                <text:p>125.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122.76">
                <text:p>122.76</text:p>
              </table:table-cell>
              <table:table-cell office:value-type="float" office:value="123.2">
                <text:p>123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121.16">
                <text:p>121.16</text:p>
              </table:table-cell>
              <table:table-cell office:value-type="float" office:value="124.68">
                <text:p>124.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124.88">
                <text:p>124.88</text:p>
              </table:table-cell>
              <table:table-cell office:value-type="float" office:value="124.56">
                <text:p>124.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125.16">
                <text:p>125.16</text:p>
              </table:table-cell>
              <table:table-cell office:value-type="float" office:value="122.76">
                <text:p>122.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125.2">
                <text:p>125.2</text:p>
              </table:table-cell>
              <table:table-cell office:value-type="float" office:value="124.12">
                <text:p>124.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124.08">
                <text:p>124.08</text:p>
              </table:table-cell>
              <table:table-cell office:value-type="float" office:value="122.16">
                <text:p>122.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124.72">
                <text:p>124.72</text:p>
              </table:table-cell>
              <table:table-cell office:value-type="float" office:value="128.88">
                <text:p>128.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128.52">
                <text:p>128.52</text:p>
              </table:table-cell>
              <table:table-cell office:value-type="float" office:value="127.36">
                <text:p>127.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28">
                <text:p>128</text:p>
              </table:table-cell>
              <table:table-cell office:value-type="float" office:value="127.48">
                <text:p>127.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128.72">
                <text:p>128.72</text:p>
              </table:table-cell>
              <table:table-cell office:value-type="float" office:value="123.92">
                <text:p>123.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  <table:table-cell office:value-type="float" office:value="126.76">
                <text:p>126.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">
                <text:p>68</text:p>
              </table:table-cell>
              <table:table-cell office:value-type="float" office:value="125.6">
                <text:p>125.6</text:p>
              </table:table-cell>
              <table:table-cell office:value-type="float" office:value="125.88">
                <text:p>125.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">
                <text:p>70</text:p>
              </table:table-cell>
              <table:table-cell office:value-type="float" office:value="124.64">
                <text:p>124.64</text:p>
              </table:table-cell>
              <table:table-cell office:value-type="float" office:value="126.72">
                <text:p>126.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126.2">
                <text:p>126.2</text:p>
              </table:table-cell>
              <table:table-cell office:value-type="float" office:value="124.56">
                <text:p>124.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126.92">
                <text:p>126.92</text:p>
              </table:table-cell>
              <table:table-cell office:value-type="float" office:value="125.76">
                <text:p>125.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126.76">
                <text:p>126.76</text:p>
              </table:table-cell>
              <table:table-cell office:value-type="float" office:value="126.28">
                <text:p>126.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124.96">
                <text:p>124.96</text:p>
              </table:table-cell>
              <table:table-cell office:value-type="float" office:value="124.48">
                <text:p>124.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129.24">
                <text:p>129.24</text:p>
              </table:table-cell>
              <table:table-cell office:value-type="float" office:value="124.96">
                <text:p>124.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">
                <text:p>82</text:p>
              </table:table-cell>
              <table:table-cell office:value-type="float" office:value="123.12">
                <text:p>123.12</text:p>
              </table:table-cell>
              <table:table-cell office:value-type="float" office:value="125.68">
                <text:p>125.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">
                <text:p>84</text:p>
              </table:table-cell>
              <table:table-cell office:value-type="float" office:value="123.68">
                <text:p>123.68</text:p>
              </table:table-cell>
              <table:table-cell office:value-type="float" office:value="128.36">
                <text:p>128.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">
                <text:p>86</text:p>
              </table:table-cell>
              <table:table-cell office:value-type="float" office:value="127.16">
                <text:p>127.16</text:p>
              </table:table-cell>
              <table:table-cell office:value-type="float" office:value="123.64">
                <text:p>123.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">
                <text:p>88</text:p>
              </table:table-cell>
              <table:table-cell office:value-type="float" office:value="126.32">
                <text:p>126.32</text:p>
              </table:table-cell>
              <table:table-cell office:value-type="float" office:value="125.12">
                <text:p>125.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  <table:table-cell office:value-type="float" office:value="125.12">
                <text:p>125.12</text:p>
              </table:table-cell>
              <table:table-cell office:value-type="float" office:value="126.04">
                <text:p>126.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  <table:table-cell office:value-type="float" office:value="127.44">
                <text:p>127.44</text:p>
              </table:table-cell>
              <table:table-cell office:value-type="float" office:value="125.04">
                <text:p>125.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">
                <text:p>94</text:p>
              </table:table-cell>
              <table:table-cell office:value-type="float" office:value="123.44">
                <text:p>123.44</text:p>
              </table:table-cell>
              <table:table-cell office:value-type="float" office:value="124.52">
                <text:p>124.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">
                <text:p>96</text:p>
              </table:table-cell>
              <table:table-cell office:value-type="float" office:value="127.16">
                <text:p>127.16</text:p>
              </table:table-cell>
              <table:table-cell office:value-type="float" office:value="124.96">
                <text:p>124.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124.08">
                <text:p>124.08</text:p>
              </table:table-cell>
              <table:table-cell office:value-type="float" office:value="124.24">
                <text:p>124.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96cm" style:legend-expansion="high" chart:style-name="ch2"/>
        <chart:plot-area chart:style-name="ch3" table:cell-range-address="Sheet1.B126:Sheet1.B179 Sheet1.E126:Sheet1.F179" svg:x="0.32cm" svg:y="0.18cm" svg:width="12.481cm" svg:height="8.64cm">
          <chartooo:coordinate-region svg:x="1.065cm" svg:y="0.375cm" svg:width="11.443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26:Sheet1.E179" chart:class="chart:scatter">
            <chart:domain table:cell-range-address="Sheet1.B126:Sheet1.B179"/>
            <chart:data-point chart:repeated="54"/>
          </chart:series>
          <chart:series chart:style-name="ch7" chart:values-cell-range-address="Sheet1.F126:Sheet1.F179" chart:class="chart:scatter">
            <chart:data-point chart:repeated="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126:Sheet1.B179</svg:desc>
                </draw:g>
              </table:table-cell>
              <table:table-cell office:value-type="float" office:value="NaN">
                <text:p>NaN</text:p>
                <draw:g>
                  <svg:desc>Sheet1.E126:Sheet1.E179</svg:desc>
                </draw:g>
              </table:table-cell>
              <table:table-cell office:value-type="float" office:value="NaN">
                <text:p>NaN</text:p>
                <draw:g>
                  <svg:desc>Sheet1.F126:Sheet1.F1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8">
                <text:p>108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4">
                <text:p>114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">
                <text:p>120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6">
                <text:p>126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">
                <text:p>132</text:p>
              </table:table-cell>
              <table:table-cell office:value-type="float" office:value="0.09">
                <text:p>0.0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8">
                <text:p>138</text:p>
              </table:table-cell>
              <table:table-cell office:value-type="float" office:value="0.14">
                <text:p>0.1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4">
                <text:p>144</text:p>
              </table:table-cell>
              <table:table-cell office:value-type="float" office:value="0.08">
                <text:p>0.0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0">
                <text:p>150</text:p>
              </table:table-cell>
              <table:table-cell office:value-type="float" office:value="0.34">
                <text:p>0.3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6">
                <text:p>156</text:p>
              </table:table-cell>
              <table:table-cell office:value-type="float" office:value="0.35">
                <text:p>0.3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2">
                <text:p>162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8">
                <text:p>168</text:p>
              </table:table-cell>
              <table:table-cell office:value-type="float" office:value="0.45">
                <text:p>0.4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4">
                <text:p>174</text:p>
              </table:table-cell>
              <table:table-cell office:value-type="float" office:value="0.43">
                <text:p>0.4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0">
                <text:p>180</text:p>
              </table:table-cell>
              <table:table-cell office:value-type="float" office:value="0.47">
                <text:p>0.4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6">
                <text:p>186</text:p>
              </table:table-cell>
              <table:table-cell office:value-type="float" office:value="0.48">
                <text:p>0.4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">
                <text:p>192</text:p>
              </table:table-cell>
              <table:table-cell office:value-type="float" office:value="0.5">
                <text:p>0.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">
                <text:p>198</text:p>
              </table:table-cell>
              <table:table-cell office:value-type="float" office:value="0.41">
                <text:p>0.4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4">
                <text:p>204</text:p>
              </table:table-cell>
              <table:table-cell office:value-type="float" office:value="0.47">
                <text:p>0.4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0">
                <text:p>210</text:p>
              </table:table-cell>
              <table:table-cell office:value-type="float" office:value="0.57">
                <text:p>0.5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6">
                <text:p>216</text:p>
              </table:table-cell>
              <table:table-cell office:value-type="float" office:value="0.48">
                <text:p>0.4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2">
                <text:p>222</text:p>
              </table:table-cell>
              <table:table-cell office:value-type="float" office:value="0.54">
                <text:p>0.5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8">
                <text:p>228</text:p>
              </table:table-cell>
              <table:table-cell office:value-type="float" office:value="0.54">
                <text:p>0.5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4">
                <text:p>234</text:p>
              </table:table-cell>
              <table:table-cell office:value-type="float" office:value="0.6">
                <text:p>0.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0">
                <text:p>240</text:p>
              </table:table-cell>
              <table:table-cell office:value-type="float" office:value="0.5">
                <text:p>0.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6">
                <text:p>246</text:p>
              </table:table-cell>
              <table:table-cell office:value-type="float" office:value="0.52">
                <text:p>0.5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2">
                <text:p>252</text:p>
              </table:table-cell>
              <table:table-cell office:value-type="float" office:value="0.48">
                <text:p>0.4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8">
                <text:p>258</text:p>
              </table:table-cell>
              <table:table-cell office:value-type="float" office:value="0.51">
                <text:p>0.5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4">
                <text:p>264</text:p>
              </table:table-cell>
              <table:table-cell office:value-type="float" office:value="0.42">
                <text:p>0.4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0">
                <text:p>270</text:p>
              </table:table-cell>
              <table:table-cell office:value-type="float" office:value="0.57">
                <text:p>0.5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6">
                <text:p>276</text:p>
              </table:table-cell>
              <table:table-cell office:value-type="float" office:value="0.43">
                <text:p>0.4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2">
                <text:p>282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8">
                <text:p>288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4">
                <text:p>294</text:p>
              </table:table-cell>
              <table:table-cell office:value-type="float" office:value="0.58">
                <text:p>0.5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0">
                <text:p>300</text:p>
              </table:table-cell>
              <table:table-cell office:value-type="float" office:value="0.46">
                <text:p>0.4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6">
                <text:p>306</text:p>
              </table:table-cell>
              <table:table-cell office:value-type="float" office:value="0.46">
                <text:p>0.4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3.96cm" style:legend-expansion="high" chart:style-name="ch2"/>
        <chart:plot-area chart:style-name="ch3" table:cell-range-address="Sheet1.C183:Sheet1.C186 Sheet1.F183:Sheet1.G186" svg:x="0.32cm" svg:y="0.18cm" svg:width="12.428cm" svg:height="8.64cm">
          <chartooo:coordinate-region svg:x="1.259cm" svg:y="0.375cm" svg:width="11.24cm" svg:height="7.8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183:Sheet1.F186" chart:class="chart:scatter">
            <chart:domain table:cell-range-address="Sheet1.C183:Sheet1.C186"/>
            <chart:data-point chart:repeated="4"/>
          </chart:series>
          <chart:series chart:style-name="ch7" chart:values-cell-range-address="Sheet1.G183:Sheet1.G186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183:Sheet1.C186</svg:desc>
                </draw:g>
              </table:table-cell>
              <table:table-cell office:value-type="float" office:value="0.241">
                <text:p>0.241</text:p>
                <draw:g>
                  <svg:desc>Sheet1.F183:Sheet1.F186</svg:desc>
                </draw:g>
              </table:table-cell>
              <table:table-cell office:value-type="float" office:value="0.258">
                <text:p>0.258</text:p>
                <draw:g>
                  <svg:desc>Sheet1.G183:Sheet1.G1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89">
                <text:p>0.289</text:p>
              </table:table-cell>
              <table:table-cell office:value-type="float" office:value="0.273">
                <text:p>0.2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82">
                <text:p>0.282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72">
                <text:p>0.272</text:p>
              </table:table-cell>
              <table:table-cell office:value-type="float" office:value="0.276">
                <text:p>0.2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3.96cm" style:legend-expansion="high" chart:style-name="ch2"/>
        <chart:plot-area chart:style-name="ch3" table:cell-range-address="Sheet1.O224:Sheet1.O233 Sheet1.Q224:Sheet1.R233" svg:x="0.32cm" svg:y="0.18cm" svg:width="12.428cm" svg:height="8.64cm">
          <chartooo:coordinate-region svg:x="1.453cm" svg:y="0.375cm" svg:width="11.1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Q224:Sheet1.Q233" chart:class="chart:scatter">
            <chart:domain table:cell-range-address="Sheet1.O224:Sheet1.O233"/>
            <chart:data-point chart:repeated="10"/>
          </chart:series>
          <chart:series chart:style-name="ch7" chart:values-cell-range-address="Sheet1.R224:Sheet1.R233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O224:Sheet1.O233</svg:desc>
                </draw:g>
              </table:table-cell>
              <table:table-cell office:value-type="float" office:value="0">
                <text:p>0</text:p>
                <draw:g>
                  <svg:desc>Sheet1.Q224:Sheet1.Q233</svg:desc>
                </draw:g>
              </table:table-cell>
              <table:table-cell office:value-type="float" office:value="0">
                <text:p>0</text:p>
                <draw:g>
                  <svg:desc>Sheet1.R224:Sheet1.R2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12">
                <text:p>0.012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012">
                <text:p>0.01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02">
                <text:p>0.02</text:p>
              </table:table-cell>
              <table:table-cell office:value-type="float" office:value="0.024">
                <text:p>0.0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8cm" svg:y="3.96cm" style:legend-expansion="high" chart:style-name="ch2"/>
        <chart:plot-area chart:style-name="ch3" table:cell-range-address="Sheet1.D235:Sheet1.D244 Sheet1.F234:Sheet1.G244" chart:data-source-has-labels="row" svg:x="0.32cm" svg:y="0.18cm" svg:width="12.358cm" svg:height="8.64cm">
          <chartooo:coordinate-region svg:x="1.065cm" svg:y="0.376cm" svg:width="11.417cm" svg:height="7.8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35:Sheet1.F244" chart:label-cell-address="Sheet1.F234:Sheet1.F234" chart:class="chart:scatter">
            <chart:domain table:cell-range-address="Sheet1.D235:Sheet1.D244"/>
            <chart:data-point chart:repeated="10"/>
          </chart:series>
          <chart:series chart:style-name="ch7" chart:values-cell-range-address="Sheet1.G235:Sheet1.G244" chart:label-cell-address="Sheet1.G234:Sheet1.G234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 q1 failure</text:p>
                <draw:g>
                  <svg:desc>Sheet1.F234:Sheet1.F234</svg:desc>
                </draw:g>
              </table:table-cell>
              <table:table-cell office:value-type="string">
                <text:p> q2 failure </text:p>
                <draw:g>
                  <svg:desc>Sheet1.G234:Sheet1.G2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D235:Sheet1.D244</svg:desc>
                </draw:g>
              </table:table-cell>
              <table:table-cell office:value-type="float" office:value="0">
                <text:p>0</text:p>
                <draw:g>
                  <svg:desc>Sheet1.F235:Sheet1.F244</svg:desc>
                </draw:g>
              </table:table-cell>
              <table:table-cell office:value-type="float" office:value="0">
                <text:p>0</text:p>
                <draw:g>
                  <svg:desc>Sheet1.G235:Sheet1.G2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233333333333">
                <text:p>0.0233333333333</text:p>
              </table:table-cell>
              <table:table-cell office:value-type="float" office:value="0.00333333333333">
                <text:p>0.00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8">
                <text:p>0.18</text:p>
              </table:table-cell>
              <table:table-cell office:value-type="float" office:value="0.0566666666667">
                <text:p>0.05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263333333333">
                <text:p>0.26333333333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356666666667">
                <text:p>0.356666666667</text:p>
              </table:table-cell>
              <table:table-cell office:value-type="float" office:value="0.143333333333">
                <text:p>0.14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43">
                <text:p>0.43</text:p>
              </table:table-cell>
              <table:table-cell office:value-type="float" office:value="0.196666666667">
                <text:p>0.19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0.446666666667">
                <text:p>0.446666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46">
                <text:p>0.46</text:p>
              </table:table-cell>
              <table:table-cell office:value-type="float" office:value="0.333333333333">
                <text:p>0.333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3.96cm" style:legend-expansion="high" chart:style-name="ch2"/>
        <chart:plot-area chart:style-name="ch3" table:cell-range-address="Sheet1.E263:Sheet1.E272 Sheet1.G263:Sheet1.H272" svg:x="0.32cm" svg:y="0.18cm" svg:width="12.428cm" svg:height="8.64cm">
          <chartooo:coordinate-region svg:x="1.259cm" svg:y="0.375cm" svg:width="11.293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63:Sheet1.G272" chart:class="chart:scatter">
            <chart:domain table:cell-range-address="Sheet1.E263:Sheet1.E272"/>
            <chart:data-point chart:repeated="10"/>
          </chart:series>
          <chart:series chart:style-name="ch7" chart:values-cell-range-address="Sheet1.H263:Sheet1.H272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E263:Sheet1.E272</svg:desc>
                </draw:g>
              </table:table-cell>
              <table:table-cell office:value-type="float" office:value="0.021">
                <text:p>0.021</text:p>
                <draw:g>
                  <svg:desc>Sheet1.G263:Sheet1.G272</svg:desc>
                </draw:g>
              </table:table-cell>
              <table:table-cell office:value-type="float" office:value="0.022">
                <text:p>0.022</text:p>
                <draw:g>
                  <svg:desc>Sheet1.H263:Sheet1.H2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33">
                <text:p>0.033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34">
                <text:p>0.03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44">
                <text:p>0.044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4">
                <text:p>0.04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029">
                <text:p>0.029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54">
                <text:p>0.054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0.048">
                <text:p>0.048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06">
                <text:p>0.06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07">
                <text:p>0.07</text:p>
              </table:table-cell>
              <table:table-cell office:value-type="float" office:value="0.048">
                <text:p>0.04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